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6400C9655D37280F26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6.948cm" fo:min-width="3.39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draw:stroke-linejoin="round" svg:stroke-linecap="butt" draw:fill="solid" draw:fill-color="#eeeeee" draw:textarea-horizontal-align="justify" draw:textarea-vertical-align="middle" draw:auto-grow-height="false" fo:min-height="6.892cm" fo:min-width="14.94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5.556cm" fo:min-width="6.4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29cm" fo:min-width="6.0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0.7cm" fo:min-width="0.4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stroke-linejoin="round" svg:stroke-linecap="butt" draw:fill="solid" draw:fill-color="#dddddd" draw:textarea-horizontal-align="justify" draw:textarea-vertical-align="middle" draw:auto-grow-height="false" fo:min-height="5.556cm" fo:min-width="6.7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1.29cm" fo:min-width="6.34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stroke-linejoin="round" svg:stroke-linecap="butt" draw:fill-color="#eeeeee" draw:textarea-horizontal-align="justify" draw:textarea-vertical-align="middle" draw:auto-grow-height="false" fo:min-height="3.156cm" fo:min-width="6.30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4cm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01cm" svg:height="7.3cm" svg:x="4cm" svg:y="1.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Lambda Servi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5.6cm" svg:height="7.3cm" svg:x="9.7cm" svg:y="1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n</text:span><text:span text:style-name="T1">v</text:span><text:span text:style-name="T1">i</text:span><text:span text:style-name="T1">r</text:span><text:span text:style-name="T1">o</text:span><text:span text:style-name="T1">n</text:span><text:span text:style-name="T1">m</text:span><text:span text:style-name="T1">e</text:span><text:span text:style-name="T1">n</text:span><text:span text:style-name="T1">t</text:span></text:p>
          <draw:enhanced-geometry svg:viewBox="0 0 21600 21600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cm" svg:height="5.9cm" svg:x="10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PI Endpoint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6cm" svg:height="1.6cm" svg:x="10.2cm" svg:y="2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untime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10.6cm" svg:y="2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0.8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5.4cm" svg:y="2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0.8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15.6cm" svg:y="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6.6cm" svg:height="1.6cm" svg:x="10.2cm" svg:y="4.1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6cm" svg:height="1.6cm" svg:x="10.2cm" svg:y="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xtensions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Telemetry API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10.6cm" svg:y="4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0.8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cm" svg:height="1cm" svg:x="15.4cm" svg:y="4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5.6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cm" svg:height="1cm" svg:x="10.6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15.4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0.8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6cm" svg:height="0.6cm" svg:x="15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7.3cm" svg:height="5.9cm" svg:x="17.7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rocesse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78.880898088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9cm" svg:height="1.6cm" svg:x="17.9cm" svg:y="2.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</text:span><text:span text:style-name="T1">u</text:span><text:span text:style-name="T1">n</text:span><text:span text:style-name="T1">t</text:span><text:span text:style-name="T1">i</text:span><text:span text:style-name="T1">m</text:span><text:span text:style-name="T1">e</text:span><text:span text:style-name="T1"> </text:span><text:span text:style-name="T1">+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18.3cm" svg:y="2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8.5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9cm" svg:height="3.5cm" svg:x="17.9cm" svg:y="4.1cm">
          <text:p text:style-name="P1">Extens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18.3cm" svg:y="4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8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cm" svg:height="1cm" svg:x="18.3cm" svg:y="6.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1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cm" svg:height="1cm" svg:x="6.601cm" svg:y="2.5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6.601cm" svg:y="4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1cm" svg:x="6.601cm" svg:y="6.3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5.107321376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6cm" svg:height="0.6cm" svg:x="6.802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cm" svg:height="0.6cm" svg:x="6.801cm" svg:y="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6cm" svg:height="0.6cm" svg:x="6.801cm" svg:y="6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6" draw:layer="layout" svg:x1="10.8cm" svg:y1="3cm" svg:x2="7.4cm" svg:y2="3cm">
          <text:p/>
        </draw:line>
        <draw:line draw:style-name="gr10" draw:text-style-name="P6" draw:layer="layout" svg:x1="10.8cm" svg:y1="4.9cm" svg:x2="7.4cm" svg:y2="4.9cm">
          <text:p/>
        </draw:line>
        <draw:line draw:style-name="gr10" draw:text-style-name="P6" draw:layer="layout" svg:x1="10.8cm" svg:y1="6.8cm" svg:x2="7.4cm" svg:y2="6.8cm">
          <text:p/>
        </draw:line>
        <draw:line draw:style-name="gr10" draw:text-style-name="P6" draw:layer="layout" svg:x1="18.5cm" svg:y1="3cm" svg:x2="16.2cm" svg:y2="3cm">
          <text:p/>
        </draw:line>
        <draw:line draw:style-name="gr10" draw:text-style-name="P6" draw:layer="layout" svg:x1="18.5cm" svg:y1="4.9cm" svg:x2="16.2cm" svg:y2="4.9cm">
          <text:p/>
        </draw:line>
        <draw:line draw:style-name="gr10" draw:text-style-name="P6" draw:layer="layout" svg:x1="18.5cm" svg:y1="6.8cm" svg:x2="16.2cm" svg:y2="6.8cm">
          <text:p/>
        </draw:line>
        <draw:frame draw:style-name="gr11" draw:text-style-name="P5" draw:layer="layout" svg:width="1.6cm" svg:height="1.6cm" svg:x="4.3cm" svg:y="2cm">
          <draw:image xlink:href="Pictures/1000020100000640000006400C9655D37280F262.png" xlink:type="simple" xlink:show="embed" xlink:actuate="onLoad" loext:mime-type="image/png">
            <text:p/>
          </draw:image>
        </draw:frame>
        <draw:frame draw:style-name="gr11" draw:text-style-name="P5" draw:layer="layout" svg:width="1cm" svg:height="1cm" svg:x="23.5cm" svg:y="2.5cm">
          <draw:image xlink:href="Pictures/1000020100000640000006400C9655D37280F26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4cm" svg:stroke-color="#000000" draw:marker-start-width="0.27cm" draw:marker-start-center="false" draw:marker-end-width="0.27cm" draw:marker-end-center="false" svg:stroke-linecap="round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ser Adams</meta:initial-creator>
    <meta:creation-date>2017-12-29T12:41:13.637165474</meta:creation-date>
    <meta:generator>LibreOffice/6.4.7.2$Linux_X86_64 LibreOffice_project/40$Build-2</meta:generator>
    <dc:date>2023-03-09T18:21:59.330779453</dc:date>
    <meta:editing-duration>PT2H40M37S</meta:editing-duration>
    <meta:editing-cycles>32</meta:editing-cycles>
    <meta:document-statistic meta:object-count="42"/>
  </office:meta>
</office:document-meta>
</file>